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10150" officeooo:paragraph-rsid="00110150"/>
    </style:style>
    <style:style style:name="P2" style:family="paragraph" style:parent-style-name="Heading_20_1">
      <style:text-properties officeooo:paragraph-rsid="00110150"/>
    </style:style>
    <style:style style:name="P3" style:family="paragraph" style:parent-style-name="Heading_20_2">
      <style:text-properties officeooo:rsid="0013c1f4" officeooo:paragraph-rsid="0013c1f4"/>
    </style:style>
    <style:style style:name="P4" style:family="paragraph" style:parent-style-name="Heading_20_2">
      <style:text-properties officeooo:rsid="0013c1f4" officeooo:paragraph-rsid="0013cd5a"/>
    </style:style>
    <style:style style:name="P5" style:family="paragraph" style:parent-style-name="Heading_20_2">
      <style:text-properties officeooo:paragraph-rsid="0013c1f4"/>
    </style:style>
    <style:style style:name="P6" style:family="paragraph" style:parent-style-name="Text_20_body">
      <style:text-properties officeooo:rsid="00129cac" officeooo:paragraph-rsid="00129cac"/>
    </style:style>
    <style:style style:name="P7" style:family="paragraph" style:parent-style-name="Text_20_body">
      <style:text-properties officeooo:rsid="0013c1f4" officeooo:paragraph-rsid="0013c1f4"/>
    </style:style>
    <style:style style:name="P8" style:family="paragraph" style:parent-style-name="Text_20_body">
      <style:text-properties officeooo:rsid="0013c1f4" officeooo:paragraph-rsid="0013cd5a"/>
    </style:style>
    <style:style style:name="P9" style:family="paragraph" style:parent-style-name="Text_20_body">
      <style:text-properties officeooo:rsid="00156281" officeooo:paragraph-rsid="00156281"/>
    </style:style>
    <style:style style:name="P10" style:family="paragraph" style:parent-style-name="Text_20_body">
      <style:text-properties officeooo:rsid="0017bb3a" officeooo:paragraph-rsid="0017bb3a"/>
    </style:style>
    <style:style style:name="P11" style:family="paragraph" style:parent-style-name="Text_20_body">
      <style:text-properties officeooo:rsid="0018da76" officeooo:paragraph-rsid="0018da76"/>
    </style:style>
    <style:style style:name="P12" style:family="paragraph" style:parent-style-name="Text_20_body">
      <style:text-properties officeooo:rsid="001a6977" officeooo:paragraph-rsid="001a6977"/>
    </style:style>
    <style:style style:name="P13" style:family="paragraph" style:parent-style-name="Title">
      <style:text-properties fo:font-size="22pt" officeooo:rsid="00110150" officeooo:paragraph-rsid="00110150" style:font-size-asian="19.25pt" style:font-size-complex="22pt"/>
    </style:style>
    <style:style style:name="T1" style:family="text">
      <style:text-properties officeooo:rsid="00110150"/>
    </style:style>
    <style:style style:name="T2" style:family="text">
      <style:text-properties style:font-name="Liberation Sans" fo:font-size="18.2000007629395pt" fo:font-weight="bold" officeooo:rsid="0011015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c1f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officeooo:rsid="0011a0df"/>
    </style:style>
    <style:style style:name="T5" style:family="text">
      <style:text-properties officeooo:rsid="0013c1f4"/>
    </style:style>
    <style:style style:name="T6" style:family="text">
      <style:text-properties officeooo:rsid="0019a0e0"/>
    </style:style>
    <style:style style:name="T7" style:family="text">
      <style:text-properties officeooo:rsid="001b6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ystemschnittstellen</text:p>
      <text:h text:style-name="P2" text:outline-level="1"><text:span text:style-name="T2">Datei</text:span><text:span text:style-name="T1">system</text:span></text:h>
      <text:h text:style-name="Heading_20_2" text:outline-level="2">Einstellungen</text:h>
      <text:p text:style-name="P6">Speicherort:</text:p>
      <text:p text:style-name="P6">Name:</text:p>
      <text:h text:style-name="Heading_20_2" text:outline-level="2">Nutzerbezogene Einstellungen</text:h>
      <text:p text:style-name="Text_20_body">...</text:p>
      <text:h text:style-name="Heading_20_2" text:outline-level="2">Geb<text:span text:style-name="T4">äudekonfiguration</text:span></text:h>
      <text:p text:style-name="Text_20_body">...</text:p>
      <text:h text:style-name="P1" text:outline-level="1">Client-Server-Kommunikation</text:h>
      <text:h text:style-name="P5" text:outline-level="2"><text:span text:style-name="T5">Format für </text:span><text:span text:style-name="T3">Anfragen</text:span></text:h>
      <text:p text:style-name="P7">Zeichenkette in einfachen char, maximale Länge 1024 Zeichen</text:p>
      <text:p text:style-name="P9">Bestandteile: &lt;Befehl&gt; &lt;Argumente&gt; </text:p>
      <text:p text:style-name="P12">Argumente werden durch Leerzeichen getrennt</text:p>
      <text:p text:style-name="P10">Mögliche Befehle:</text:p>
      <text:p text:style-name="P11">get: <text:span text:style-name="T6">Abfrage eines Sensorwertes</text:span></text:p>
      <text:p text:style-name="P12">Argumente: <text:span text:style-name="T7">&lt;Art des Sensors&gt; &lt;Identifizierung&gt; [&lt;Zeitraum&gt;]</text:span></text:p>
      <text:p text:style-name="P12">….</text:p>
      <text:p text:style-name="P11">lock: <text:span text:style-name="T6">Schließaktion</text:span></text:p>
      <text:p text:style-name="P11">...</text:p>
      <text:h text:style-name="P3" text:outline-level="2">Format für Antworten</text:h>
      <text:p text:style-name="P8">Zeichenkette in einfachen char, maximale Länge 1024 Zeichen</text:p>
      <text:h text:style-name="P4" text:outline-level="2">….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0:56:04.580000000</meta:creation-date>
    <meta:generator>LibreOffice/6.3.2.2$Windows_X86_64 LibreOffice_project/98b30e735bda24bc04ab42594c85f7fd8be07b9c</meta:generator>
    <dc:date>2020-04-02T11:14:55.845000000</dc:date>
    <meta:editing-duration>PT18M45S</meta:editing-duration>
    <meta:editing-cycles>13</meta:editing-cycles>
    <meta:document-statistic meta:table-count="0" meta:image-count="0" meta:object-count="0" meta:page-count="1" meta:paragraph-count="23" meta:word-count="60" meta:character-count="512" meta:non-whitespace-character-count="476"/>
  </office:meta>
</office:document-meta>
</file>